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5pt" fo:font-weight="bold" style:font-size-asian="25pt" style:font-weight-asian="bold" style:font-size-complex="25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25pt" fo:font-weight="bold" style:font-size-asian="25pt" style:font-weight-asian="bold" style:font-size-complex="25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esume Parser for Candidates</text:span></text:p>
      <text:p text:style-name="P1"/>
      <text:p text:style-name="Standard"><text:span text:style-name="T2">Aim: To create a parser to extract relevant information from candidate resume and job description to give necessary analysis of the extracted information.</text:span></text:p>
      <text:p text:style-name="P2"/>
      <text:p text:style-name="Standard">MiniProject 1 - compares resume and job description to give similarity score.</text:p>
      <text:p text:style-name="Standard">MiniProject 2 - Scrapes messages from telegram channel and show messages based on keyword</text:p>
      <text:p text:style-name="Standard">MiniProject 3 - Converts job description to word cloud</text:p>
      <text:p text:style-name="Standard">MiniProject 4 - Extract ner from job descrip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70" meta:character-count="450" meta:non-whitespace-character-count="386"/>
    <meta:generator>LibreOfficeDev/6.0.5.2$Linux_X86_64 LibreOffice_project/</meta:generator>
  </office:meta>
</office:document-meta>
</file>